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" svg:font-family="Hack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7a7c8" officeooo:paragraph-rsid="0017a7c8"/>
    </style:style>
    <style:style style:name="P2" style:family="paragraph" style:parent-style-name="Standard">
      <style:text-properties officeooo:rsid="00193410" officeooo:paragraph-rsid="00193410"/>
    </style:style>
    <style:style style:name="P3" style:family="paragraph" style:parent-style-name="Standard">
      <style:text-properties officeooo:rsid="001bbd98" officeooo:paragraph-rsid="001bbd98"/>
    </style:style>
    <style:style style:name="P4" style:family="paragraph" style:parent-style-name="Standard">
      <style:text-properties officeooo:rsid="001f30ad" officeooo:paragraph-rsid="001f30ad"/>
    </style:style>
    <style:style style:name="P5" style:family="paragraph" style:parent-style-name="Standard">
      <style:text-properties officeooo:paragraph-rsid="001bbd98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aad2"/>
    </style:style>
    <style:style style:name="T4" style:family="text">
      <style:text-properties officeooo:rsid="001eb5f3"/>
    </style:style>
    <style:style style:name="T5" style:family="text">
      <style:text-properties fo:font-variant="normal" fo:text-transform="none" style:font-name="var ff-mono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var ff-mono" fo:font-style="normal" fo:font-weight="normal" officeooo:rsid="002048cf" fo:background-color="transparent" loext:char-shading-value="0" loext:padding="0in" loext:border="none"/>
    </style:style>
    <style:style style:name="T7" style:family="text">
      <style:text-properties fo:font-variant="normal" fo:text-transform="none" fo:color="#bd4147" loext:opacity="100%" style:font-name="var ff-mono" fo:font-size="9pt" fo:letter-spacing="normal" fo:font-style="normal" fo:font-weight="normal" officeooo:rsid="002048cf" fo:background-color="transparent" loext:char-shading-value="0" loext:padding="0in" loext:border="none"/>
    </style:style>
    <style:style style:name="T8" style:family="text">
      <style:text-properties fo:font-variant="normal" fo:text-transform="none" fo:color="#bd4147" loext:opacity="100%" style:font-name="Hack" fo:font-size="9pt" fo:letter-spacing="normal" fo:font-style="normal" fo:font-weight="normal" officeooo:rsid="002048cf" fo:background-color="transparent" loext:char-shading-value="0" loext:padding="0in" loext:border="none"/>
    </style:style>
    <style:style style:name="T9" style:family="text">
      <style:text-properties officeooo:rsid="001bbd98"/>
    </style:style>
    <style:style style:name="T10" style:family="text">
      <style:text-properties officeooo:rsid="001f30ad"/>
    </style:style>
    <style:style style:name="T11" style:family="text">
      <style:text-properties officeooo:rsid="001f38f1"/>
    </style:style>
    <style:style style:name="T12" style:family="text">
      <style:text-properties officeooo:rsid="00208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st</text:span> July 2024</text:p>
      <text:p text:style-name="P1"/>
      <text:p text:style-name="P1"><text:span text:style-name="T2">Task List</text:span><text:line-break/>1. </text:p>
      <text:p text:style-name="P1">2. Machine to Machine Communication (Serial Communication, SPI, I2C)</text:p>
      <text:p text:style-name="P1">3. Communication with Cloud (http, mqtp,)</text:p>
      <text:p text:style-name="P1">4. Skypee</text:p>
      <text:p text:style-name="P2">5. Digikey – Authentic Electronics Suppler.</text:p>
      <text:p text:style-name="P2"/>
      <text:p text:style-name="P5"><text:span text:style-name="T9">Ds18b20<text:line-break/></text:span><text:span text:style-name="T3">U-art Communication<text:line-break/><text:line-break/></text:span><text:span text:style-name="T4">permission code<text:line-break/></text:span><text:span text:style-name="Source_20_Text"><text:span text:style-name="T5">sudo chmod a+rw /dev/ttyACM0<text:line-break/></text:span></text:span><text:span text:style-name="Source_20_Text"><text:span text:style-name="T6">install code<text:line-break/></text:span></text:span><text:span text:style-name="Source_20_Text"><text:span text:style-name="T8">chmod a+x</text:span></text:span><text:span text:style-name="Source_20_Text"><text:span text:style-name="T7"> eagle</text:span></text:span></text:p>
      <text:p text:style-name="P3"><text:line-break/><text:line-break/><text:span text:style-name="T10">7 July 2024</text:span></text:p>
      <text:p text:style-name="P4">Task Name: Communication with muster slave <text:span text:style-name="T11">I2C<text:line-break/><text:line-break/></text:span><text:span text:style-name="T12">10 July 2024<text:line-break/>Modbus RT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" svg:font-family="Hack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2:20:53.203554261</meta:creation-date>
    <dc:date>2024-07-10T16:27:51.630041490</dc:date>
    <meta:editing-duration>PT8H40M30S</meta:editing-duration>
    <meta:editing-cycles>9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57" meta:character-count="373" meta:non-whitespace-character-count="319"/>
  </office:meta>
</office:document-meta>
</file>